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0" table:default-cell-style-name="Default"/>
        <table:table-row table:style-name="ro1">
          <table:table-cell office:value-type="string" calcext:value-type="string">
            <text:p>0.05</text:p>
          </table:table-cell>
          <table:table-cell table:formula="of:=AVERAGE([.C9:.CX9])" office:value-type="float" office:value="6.38" calcext:value-type="float">
            <text:p/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table:formula="of:=AVERAGE([.C2:.CX2])" office:value-type="float" office:value="6.49" calcext:value-type="float">
            <text:p/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table:formula="of:=AVERAGE([.C3:.CX3])" office:value-type="float" office:value="6.23" calcext:value-type="float">
            <text:p/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table:formula="of:=AVERAGE([.C4:.CX4])" office:value-type="float" office:value="6.03" calcext:value-type="float">
            <text:p/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table:formula="of:=AVERAGE([.C5:.CX5])" office:value-type="float" office:value="6.39" calcext:value-type="float">
            <text:p/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table:formula="of:=AVERAGE([.C6:.CX6])" office:value-type="float" office:value="6.02" calcext:value-type="float">
            <text:p/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table:formula="of:=AVERAGE([.C7:.CX7])" office:value-type="float" office:value="6.01" calcext:value-type="float">
            <text:p/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nepoint</text:p>
          </table:table-cell>
          <table:table-cell table:formula="of:=AVERAGE([.C8:.CX8])" office:value-type="float" office:value="7.98" calcext:value-type="float">
            <text:p/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formula="of:=AVERAGE([.C9:.CX9])" office:value-type="float" office:value="6.38" calcext:value-type="float">
            <text:p/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1:11:14.281178132</dc:date>
    <dc:creator>Tobias Seiler</dc:creator>
    <meta:generator>LibreOffice/4.2.3.3$Linux_X86_64 LibreOffice_project/420m0$Build-3</meta:generator>
    <meta:editing-duration>PT11M30S</meta:editing-duration>
    <meta:editing-cycles>4</meta:editing-cycles>
    <meta:document-statistic meta:table-count="1" meta:cell-count="918" meta:object-count="0"/>
  </office:meta>
</office:document-meta>
</file>